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00000024864E2561CF0E88E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382cm, 5.678cm, 0.269cm, 6.11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799cm" svg:height="14.799cm" svg:x="9.401cm" svg:y="3.6cm">
          <draw:image xlink:href="Pictures/10000201000003300000024864E2561CF0E88E5F.png" xlink:type="simple" xlink:show="embed" xlink:actuate="onLoad">
            <text:p/>
          </draw:image>
        </draw:frame>
        <draw:frame draw:style-name="gr2" draw:text-style-name="P2" draw:layer="layout" svg:width="7.932cm" svg:height="0.962cm" svg:x="10.4cm" svg:y="1.838cm">
          <draw:text-box>
            <text:p>Wireframe Version <text:s/>Mobile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37:10.213561949</meta:creation-date>
    <dc:date>2018-02-26T16:39:42.863568971</dc:date>
    <meta:editing-duration>PT2M34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